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Times New Roman (Headings CS)" svg:font-family="Times New Roman (Headings CS)" style:font-family-generic="roman"/>
    <style:font-face style:name="Segoe UI" svg:font-family="Segoe UI" style:font-family-generic="swiss" style:font-pitch="variable" svg:panose-1="2 11 5 2 4 2 4 2 2 3"/>
    <style:font-face style:name="Times New Roman (Body CS)" svg:font-family="Times New Roman (Body CS)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TableColumn3" style:family="table-column">
      <style:table-column-properties style:column-width="0.3187in"/>
    </style:style>
    <style:style style:name="TableColumn4" style:family="table-column">
      <style:table-column-properties style:column-width="0.434in"/>
    </style:style>
    <style:style style:name="TableColumn5" style:family="table-column">
      <style:table-column-properties style:column-width="1.552in"/>
    </style:style>
    <style:style style:name="TableColumn6" style:family="table-column">
      <style:table-column-properties style:column-width="0.5569in"/>
    </style:style>
    <style:style style:name="TableColumn7" style:family="table-column">
      <style:table-column-properties style:column-width="0.1715in"/>
    </style:style>
    <style:style style:name="TableColumn8" style:family="table-column">
      <style:table-column-properties style:column-width="0.5548in"/>
    </style:style>
    <style:style style:name="TableColumn9" style:family="table-column">
      <style:table-column-properties style:column-width="0.8798in"/>
    </style:style>
    <style:style style:name="TableColumn10" style:family="table-column">
      <style:table-column-properties style:column-width="0.2791in"/>
    </style:style>
    <style:style style:name="TableColumn11" style:family="table-column">
      <style:table-column-properties style:column-width="0.2784in"/>
    </style:style>
    <style:style style:name="TableColumn12" style:family="table-column">
      <style:table-column-properties style:column-width="0.2784in"/>
    </style:style>
    <style:style style:name="TableColumn13" style:family="table-column">
      <style:table-column-properties style:column-width="0.0784in"/>
    </style:style>
    <style:style style:name="TableColumn14" style:family="table-column">
      <style:table-column-properties style:column-width="1.0736in"/>
    </style:style>
    <style:style style:name="TableColumn15" style:family="table-column">
      <style:table-column-properties style:column-width="0.277in"/>
    </style:style>
    <style:style style:name="TableColumn16" style:family="table-column">
      <style:table-column-properties style:column-width="0.4381in"/>
    </style:style>
    <style:style style:name="TableColumn17" style:family="table-column">
      <style:table-column-properties style:column-width="0.2659in"/>
    </style:style>
    <style:style style:name="Table2" style:family="table">
      <style:table-properties style:width="7.4375in" fo:margin-left="0.3125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TableCell24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Row29" style:family="table-row">
      <style:table-row-properties style:min-row-height="0.4618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Row33" style:family="table-row">
      <style:table-row-properties style:min-row-height="0.243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ell35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36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37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38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Row40" style:family="table-row">
      <style:table-row-properties style:min-row-height="0.2812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Row48" style:family="table-row">
      <style:table-row-properties style:min-row-height="0.7243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Row51" style:family="table-row">
      <style:table-row-properties style:min-row-height="0.3125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Row55" style:family="table-row">
      <style:table-row-properties style:min-row-height="0.3493in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TableRow58" style:family="table-row">
      <style:table-row-properties style:min-row-height="0.2937in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Row62" style:family="table-row">
      <style:table-row-properties style:min-row-height="3.368in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Normal"/>
          </table:table-cell>
          <table:table-cell table:style-name="TableCell20" table:number-columns-spanned="13">
            <text:p text:style-name="Title">Floris Fer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">
            <text:p text:style-name="Normal"/>
          </table:table-cell>
        </table:table-row>
        <table:table-row table:style-name="TableRow22">
          <table:table-cell table:style-name="TableCell23">
            <text:p text:style-name="Normal"/>
          </table:table-cell>
          <table:table-cell table:style-name="TableCell24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25">
            <text:p text:style-name="Normal"/>
          </table:table-cell>
          <table:table-cell table:style-name="TableCell26" table:number-columns-spanned="5">
            <text:p text:style-name="Normal"/>
          </table:table-cell>
          <table:covered-table-cell/>
          <table:covered-table-cell/>
          <table:covered-table-cell/>
          <table:covered-table-cell/>
          <table:table-cell table:style-name="TableCell27" table:number-columns-spanned="3">
            <text:p text:style-name="Normal"/>
          </table:table-cell>
          <table:covered-table-cell/>
          <table:covered-table-cell/>
          <table:table-cell table:style-name="TableCell28">
            <text:p text:style-name="Normal"/>
          </table:table-cell>
        </table:table-row>
        <table:table-row table:style-name="TableRow29">
          <table:table-cell table:style-name="TableCell30">
            <text:p text:style-name="Normal"/>
          </table:table-cell>
          <table:table-cell table:style-name="TableCell31" table:number-columns-spanned="13">
            <text:p text:style-name="Subtitle"><text:span text:style-name="SubtitleChar">OOP CA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>
            <text:p text:style-name="Normal"/>
          </table:table-cell>
        </table:table-row>
        <table:table-row table:style-name="TableRow33">
          <table:table-cell table:style-name="TableCell34">
            <text:p text:style-name="Normal"/>
          </table:table-cell>
          <table:table-cell table:style-name="TableCell35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36">
            <text:p text:style-name="Normal"/>
          </table:table-cell>
          <table:table-cell table:style-name="TableCell37" table:number-columns-spanned="5">
            <text:p text:style-name="Normal"/>
          </table:table-cell>
          <table:covered-table-cell/>
          <table:covered-table-cell/>
          <table:covered-table-cell/>
          <table:covered-table-cell/>
          <table:table-cell table:style-name="TableCell38" table:number-columns-spanned="3">
            <text:p text:style-name="Normal"/>
          </table:table-cell>
          <table:covered-table-cell/>
          <table:covered-table-cell/>
          <table:table-cell table:style-name="TableCell39">
            <text:p text:style-name="Normal"/>
          </table:table-cell>
        </table:table-row>
        <table:table-row table:style-name="TableRow40">
          <table:table-cell table:style-name="TableCell41">
            <text:p text:style-name="Normal"/>
          </table:table-cell>
          <table:table-cell table:style-name="TableCell42" table:number-columns-spanned="2">
            <text:h text:style-name="Heading1" text:outline-level="1">GITHUB LINK:</text:h>
            <text:p text:style-name="Normal"/>
            <text:p text:style-name="Normal"><text:a xlink:href="https://github.com/Calamity-Sovereign" office:target-frame-name="_top" xlink:show="replace"><text:span text:style-name="Hyperlink">https://github.com/Calamity-Sovereign</text:span></text:a></text:p>
            <text:p text:style-name="Normal"/>
            <text:p text:style-name="P43">GITHUB LINK OOP CA5 REPOSITORY:</text:p>
            <text:p text:style-name="P44"/>
            <text:p text:style-name="Normal"><text:a xlink:href="https://github.com/Calamity-Sovereign/ca5-oop-ferol-floris.git" office:target-frame-name="_top" xlink:show="replace"><text:span text:style-name="Hyperlink">https://github.com/Calamity-Sovereign/ca5-oop-ferol-floris.git</text:span></text:a></text:p>
            <text:p text:style-name="Normal"/>
          </table:table-cell>
          <table:covered-table-cell/>
          <table:table-cell table:style-name="TableCell45">
            <text:p text:style-name="Normal"/>
          </table:table-cell>
          <table:table-cell table:style-name="TableCell46" table:number-columns-spanned="8">
            <text:p text:style-name="Normal">To Whom This May Concern,</text:p>
            <text:p text:style-name="Normal"/>
            <text:p text:style-name="Normal">Hello, I am writing this to you in the hopes to present this OOP project that me and my partner Jayvardhan have done.</text:p>
            <text:p text:style-name="Normal"/>
            <text:p text:style-name="Normal">In this CA we have discovered many new and interesting information and facts about OOP and how to formulate and progress as a team.</text:p>
            <text:p text:style-name="Normal">Though there have been many complications and setbacks during the duration of the project.</text:p>
            <text:p text:style-name="Normal"/>
            <text:p text:style-name="Normal">I am satisfied with the result that both myself and my partner Jayvardhan have placed into attempting to complete this project.</text:p>
            <text:p text:style-name="Normal"/>
            <text:p text:style-name="Normal">Sincerely,</text:p>
            <text:p text:style-name="Normal"/>
            <text:p text:style-name="Normal">Floris Fer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48">
          <table:table-cell table:style-name="TableCell49" table:number-columns-spanned="7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0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51">
          <table:table-cell table:style-name="TableCell52" table:number-columns-spanned="2">
            <text:p text:style-name="Normal"/>
          </table:table-cell>
          <table:covered-table-cell/>
          <table:table-cell table:style-name="TableCell53" table:number-columns-spanned="7" table:number-rows-spanned="2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55">
          <table:table-cell table:style-name="TableCell56" table:number-columns-spanned="2">
            <text:p text:style-name="Normal"/>
          </table:table-cell>
          <table:covered-table-cell/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7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58">
          <table:table-cell table:style-name="TableCell59" table:number-columns-spanned="2">
            <text:p text:style-name="Normal"/>
          </table:table-cell>
          <table:covered-table-cell/>
          <table:table-cell table:style-name="TableCell60" table:number-columns-spanned="7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1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62">
          <table:table-cell table:style-name="TableCell63">
            <text:p text:style-name="Normal"/>
          </table:table-cell>
          <table:table-cell table:style-name="TableCell64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65">
            <text:p text:style-name="Normal"/>
          </table:table-cell>
          <table:table-cell table:style-name="TableCell66" table:number-columns-spanned="8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7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Times New Roman (Headings CS)" svg:font-family="Times New Roman (Headings CS)" style:font-family-generic="roman"/>
    <style:font-face style:name="Segoe UI" svg:font-family="Segoe UI" style:font-family-generic="swiss" style:font-pitch="variable" svg:panose-1="2 11 5 2 4 2 4 2 2 3"/>
    <style:font-face style:name="Times New Roman (Body CS)" svg:font-family="Times New Roman (Body CS)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555in" fo:margin-bottom="0.1666in" fo:line-height="0.1527in" fo:background-color="transparent" style:tab-stop-distance="0.4916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line-height="100%"/>
      <style:text-properties style:font-name-asian="Times New Roman" style:font-name-complex="Times New Roman (Headings CS)" fo:font-weight="bold" style:font-weight-asian="bold" fo:text-transform="uppercase" style:use-window-font-color="true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line-height="0.2222in"/>
      <style:text-properties style:font-name-asian="Times New Roman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line-height="0.2777in"/>
      <style:text-properties style:font-name-asian="Times New Roman" fo:color="#5E7697" fo:font-size="14pt" style:font-size-asian="14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line-height="0.3055in"/>
      <style:text-properties style:font-name-asian="Times New Roman" fo:font-weight="bold" style:font-weight-asian="bold" style:font-style-complex="italic" fo:color="#718EB5" fo:font-size="14pt" style:font-size-asian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asian="Times New Roman" fo:color="#46587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color="#2F3A4B" fo:hyphenate="false"/>
    </style:style>
    <style:style style:name="Normal" style:display-name="Normal" style:family="paragraph">
      <style:paragraph-properties fo:margin-top="0in" fo:margin-bottom="0in" fo:line-height="120%"/>
      <style:text-properties fo:color="#000000" fo:font-size="10pt" style:font-size-asian="10pt" fo:language="en" fo:country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color="#000000" fo:font-size="10pt" style:font-size-asian="10pt" fo:language="en" fo:country="US"/>
    </style:style>
    <style:style style:name="Footer" style:display-name="Foot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color="#000000" fo:font-size="10pt" style:font-size-asian="10pt" fo:language="en" fo:country="US"/>
    </style:style>
    <style:style style:name="BalloonText" style:display-name="Balloon Text" style:family="paragraph" style:parent-style-name="Normal">
      <style:text-properties style:font-name="Segoe UI" style:font-name-complex="Segoe UI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color="#000000" fo:font-size="10pt" style:font-size-asian="10pt" fo:language="en" fo:country="US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-asian="Times New Roman" style:font-name-complex="Times New Roman (Headings CS)" fo:font-weight="bold" style:font-weight-asian="bold" fo:text-transform="uppercase" style:use-window-font-color="true" fo:font-size="10pt" style:font-size-asian="10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color="#000000" fo:font-size="10pt" style:font-size-asian="10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5E7697" fo:font-size="14pt" style:font-size-asian="14pt" style:font-size-complex="12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margin-top="0in" fo:margin-bottom="0in" fo:line-height="75%"/>
      <style:text-properties fo:color="#434343" fo:font-size="13pt" style:font-size-asian="13pt" fo:language="en" fo:country="US" fo:hyphenate="fals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style-complex="italic" fo:color="#718EB5" fo:font-size="14pt" style:font-size-asian="14pt"/>
    </style:style>
    <style:style style:name="Heading5Char" style:display-name="Heading 5 Char" style:family="text" style:parent-style-name="DefaultParagraphFont">
      <style:text-properties style:font-name="Century Gothic" style:font-name-asian="Times New Roman" style:font-name-complex="Times New Roman" fo:color="#465870"/>
    </style:style>
    <style:style style:name="Title" style:display-name="Title" style:family="paragraph" style:parent-style-name="Normal" style:next-style-name="Normal">
      <style:paragraph-properties fo:text-align="center" fo:margin-top="0.0833in" fo:line-height="75%"/>
      <style:text-properties style:font-name-asian="Times New Roman" style:font-name-complex="Times New Roman (Headings CS)" fo:text-transform="uppercase" fo:letter-spacing="0.0625in" style:letter-kerning="true" fo:font-size="30pt" style:font-size-asian="30pt" style:font-size-complex="28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 (Headings CS)" fo:text-transform="uppercase" fo:color="#000000" fo:letter-spacing="0.0625in" style:letter-kerning="true" fo:font-size="30pt" style:font-size-asian="30pt" style:font-size-complex="28pt" fo:language="en" fo:country="US"/>
    </style:style>
    <style:style style:name="Heading6Char" style:display-name="Heading 6 Char" style:family="text" style:parent-style-name="DefaultParagraphFont">
      <style:text-properties style:font-name="Century Gothic" style:font-name-asian="Times New Roman" style:font-name-complex="Times New Roman" fo:color="#2F3A4B"/>
    </style:style>
    <style:style style:name="Subtitle" style:display-name="Subtitle" style:family="paragraph" style:parent-style-name="Normal" style:next-style-name="Normal">
      <style:paragraph-properties fo:text-align="center" fo:line-height="100%"/>
      <style:text-properties style:font-name-asian="Times New Roman" style:font-name-complex="Times New Roman (Body CS)" fo:text-transform="uppercase" fo:font-size="12pt" style:font-size-asian="12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 (Body CS)" fo:text-transform="uppercase" fo:color="#000000" fo:font-size="12pt" style:font-size-asian="12pt" fo:language="en" fo:country="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family="text">
      <style:text-properties style:font-name="Segoe UI" fo:color="#5E7697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CurrentList1" style:display-name="Current List1">
      <text:list-level-style-bullet text:level="1" text:style-name="WW_CharLFO1LVL1" text:bullet-char="◦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egoe UI" fo:color="#5E7697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CurrentList2" style:display-name="Current List2">
      <text:list-level-style-bullet text:level="1" text:style-name="WW_CharLFO2LVL1" text:bullet-char="◦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color="#5E7697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CurrentList3" style:display-name="Current List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fo:color="#5E7697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CurrentList4" style:display-name="Current List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0.2in" fo:margin-bottom="0in" fo:margin-right="0.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2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is Ferol</meta:initial-creator>
    <dc:creator>Floris Ferol</dc:creator>
    <meta:creation-date>2024-04-25T14:57:00Z</meta:creation-date>
    <dc:date>2024-04-30T02:24:00Z</dc:date>
    <meta:template xlink:href="Social%20media%20marketing%20cover%20letter" xlink:type="simple"/>
    <meta:editing-cycles>3</meta:editing-cycles>
    <meta:editing-duration>PT182700S</meta:editing-duration>
    <meta:user-defined meta:name="ContentTypeId">0x01010079F111ED35F8CC479449609E8A0923A6</meta:user-defined>
    <meta:document-statistic meta:page-count="2" meta:paragraph-count="1" meta:word-count="130" meta:character-count="871" meta:row-count="6" meta:non-whitespace-character-count="742"/>
  </office:meta>
</office:document-meta>
</file>